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5"/>
    <style:style style:name="P6" style:family="paragraph" style:parent-style-name="Text_20_body" style:list-style-name="L6"/>
    <style:style style:name="P7" style:family="paragraph" style:parent-style-name="Text_20_body" style:list-style-name="L7"/>
    <style:style style:name="P8" style:family="paragraph" style:parent-style-name="Text_20_body" style:list-style-name="L8">
      <style:text-properties fo:font-weight="normal" style:font-weight-asian="normal" style:font-weight-complex="normal"/>
    </style:style>
    <style:style style:name="P9" style:family="paragraph" style:parent-style-name="Text_20_body" style:list-style-name="L9"/>
    <style:style style:name="P10" style:family="paragraph" style:parent-style-name="Text_20_body" style:list-style-name="L10"/>
    <style:style style:name="P11" style:family="paragraph" style:parent-style-name="Text_20_body" style:list-style-name="L11"/>
    <style:style style:name="P12" style:family="paragraph" style:parent-style-name="Text_20_body" style:list-style-name="L12"/>
    <style:style style:name="P13" style:family="paragraph" style:parent-style-name="Text_20_body" style:list-style-name="L13"/>
    <style:style style:name="P14" style:family="paragraph" style:parent-style-name="Text_20_body" style:list-style-name="L14"/>
    <style:style style:name="P15" style:family="paragraph" style:parent-style-name="Text_20_body" style:list-style-name="L15"/>
    <style:style style:name="P16" style:family="paragraph" style:parent-style-name="Text_20_body" style:list-style-name="L16"/>
    <style:style style:name="P17" style:family="paragraph" style:parent-style-name="Text_20_body" style:list-style-name="L17"/>
    <style:style style:name="P18" style:family="paragraph" style:parent-style-name="Text_20_body" style:list-style-name="L18"/>
    <style:style style:name="P19" style:family="paragraph" style:parent-style-name="Text_20_body" style:list-style-name="L19"/>
    <style:style style:name="P20" style:family="paragraph" style:parent-style-name="Text_20_body" style:list-style-name="L20"/>
    <style:style style:name="P21" style:family="paragraph" style:parent-style-name="Text_20_body" style:list-style-name="L21"/>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UI</text:h>
      <text:list xml:id="list2216468814499201568" text:style-name="L1">
        <text:list-item>
          <text:p text:style-name="P1">GameObjectslot filters</text:p>
          <text:list>
            <text:list-item>
              <text:p text:style-name="P1">Stored as a Func in each GameObjectSlot instance?</text:p>
            </text:list-item>
            <text:list-item>
              <text:p text:style-name="P1">Or don't store any filters and instead check conditions on UI level?</text:p>
            </text:list-item>
            <text:list-item>
              <text:p text:style-name="P1">Handle case where a class has permission to override the filter, for example, an object that produces items and stores the output in a slot where only the producer can insert items.</text:p>
            </text:list-item>
          </text:list>
        </text:list-item>
      </text:list>
      <text:h text:style-name="Heading_20_1" text:outline-level="1">Game Events</text:h>
      <text:list xml:id="list932734737450183586" text:style-name="L2">
        <text:list-item>
          <text:p text:style-name="P2">Make components register for specific events instead of switch/case handling.</text:p>
        </text:list-item>
      </text:list>
      <text:h text:style-name="Heading_20_1" text:outline-level="1">Interactions</text:h>
      <text:h text:style-name="Heading_20_2" text:outline-level="2">Mining</text:h>
      <text:list xml:id="list6738389926801007141" text:style-name="L3">
        <text:list-item>
          <text:p text:style-name="P3">Valid targets for tools: Make blocks have material properties like density, and each tool can be used on materials of specific properties.</text:p>
        </text:list-item>
      </text:list>
      <text:h text:style-name="Heading_20_2" text:outline-level="2">Inventory</text:h>
      <text:list xml:id="list897072728932508232" text:style-name="L4">
        <text:list-item>
          <text:p text:style-name="P4">Enumerate children slots at final object initialization? Or by keeping a child index sequence which increases itself as children slots are created?</text:p>
        </text:list-item>
      </text:list>
      <text:h text:style-name="Heading_20_2" text:outline-level="2">Scripts</text:h>
      <text:list xml:id="list7090040368224688034" text:style-name="L5">
        <text:list-item>
          <text:p text:style-name="P5">Make scripts get interruptible by specific events. For example, moving fires up an event that a script can be set up to intercept and interrupt itself.</text:p>
        </text:list-item>
        <text:list-item>
          <text:p text:style-name="P5">Tools can be used on which blocks? Store script on both the tool and the block and create a condition that checks if the scripts match before starting them.</text:p>
        </text:list-item>
        <text:list-item>
          <text:p text:style-name="P5">Instantiate script for each item? Make scripts reusable with different arguments, for example a script for an item that creates blocks, have one script that places blocks and instantiate it differently on each item so it places different blocks.</text:p>
        </text:list-item>
        <text:list-item>
          <text:p text:style-name="P5">A use key where the item being hauled gets used. The script ran decides if a target is required for the action, for example, a hauled potion will get drinked independent of the mouseover target, but a soil bag will use the target provided to place a block on the corresponding block.</text:p>
        </text:list-item>
        <text:list-item>
          <text:p text:style-name="P5">Equipping/Hauling an item, gives the player an ability that uses the item, for example hauling a soil bag gives an ability that places a soil block</text:p>
        </text:list-item>
      </text:list>
      <text:h text:style-name="Heading_20_1" text:outline-level="1">Inventory System</text:h>
      <text:list xml:id="list6641697593274105522" text:style-name="L6">
        <text:list-item>
          <text:p text:style-name="P6">How let object know whether they're in a container or in the world?</text:p>
          <text:list>
            <text:list-item>
              <text:p text:style-name="P6">Store the parent</text:p>
            </text:list-item>
            <text:list-item>
              <text:p text:style-name="P6">Make Inventory/World/Container provide a different context for interactions</text:p>
            </text:list-item>
            <text:list-item>
              <text:p text:style-name="P6"><text:soft-page-break/>Have a seperate range check that checks in inventory first</text:p>
            </text:list-item>
            <text:list-item>
              <text:p text:style-name="P6">Use one unified range check where the container is passed as a variable and provides its own distance function (0 for items in inventory, normal distance for items in world)</text:p>
            </text:list-item>
          </text:list>
        </text:list-item>
        <text:list-item>
          <text:p text:style-name="P6">Should object remember last position in the world?</text:p>
          <text:list>
            <text:list-item>
              <text:p text:style-name="P6">Yes, in case they need to be reinserted?</text:p>
            </text:list-item>
          </text:list>
        </text:list-item>
        <text:list-item>
          <text:p text:style-name="P6">A position component that knows which container the object is in (world, inventory, etc), and spawns itself accordingly when synced across the network. The position is coordinates if the container is world, or a child index if inside an inventory/storage item.</text:p>
        </text:list-item>
        <text:list-item>
          <text:p text:style-name="P6">Store stackize on GameObjectSlot or inside an object component? (like GuiComponent, or GeneralComponent)</text:p>
          <text:list>
            <text:list-item>
              <text:p text:style-name="P6">If I have stacksize inside the object, and can change it directly there instead of the slot's property, then I need another way to detect when it becomes zero in order to clear the slot.</text:p>
              <text:list>
                <text:list-item>
                  <text:p text:style-name="P6">Store the parent slot in the object too?</text:p>
                </text:list-item>
              </text:list>
            </text:list-item>
          </text:list>
        </text:list-item>
      </text:list>
      <text:h text:style-name="Heading_20_2" text:outline-level="2">Hauling</text:h>
      <text:list xml:id="list2412123919850308603" text:style-name="L7">
        <text:list-item>
          <text:p text:style-name="P7">Don't have a separate hauling slot, instead use the main hand slot for hauling but store a different animation in each item, for example, materials use the hauling animation whereas weapons and tools don't use an animation.</text:p>
        </text:list-item>
      </text:list>
      <text:h text:style-name="Heading_20_1" text:outline-level="1">Network</text:h>
      <text:list xml:id="list3721068212132112479" text:style-name="L8">
        <text:list-item>
          <text:p text:style-name="P8">Have seperate message pumps for server and client (for listen server)</text:p>
        </text:list-item>
      </text:list>
      <text:h text:style-name="Heading_20_2" text:outline-level="2">Server/Client Side</text:h>
      <text:list xml:id="list8351625749524659392" text:style-name="L9">
        <text:list-item>
          <text:p text:style-name="P9">Lighting = server side</text:p>
          <text:list>
            <text:list-item>
              <text:p text:style-name="P9">Send light packets ordered to prevent outdated light? Or send them with a timestamp and drop old light updates? If with timestamp, light updates need to be batched.</text:p>
            </text:list-item>
          </text:list>
        </text:list-item>
        <text:list-item>
          <text:p text:style-name="P9">Visible blocks calculated server side and synced between clients?</text:p>
          <text:list>
            <text:list-item>
              <text:p text:style-name="P9">Should blocks become visible on server too? Probably, to keep track of which is and which isn't.</text:p>
            </text:list-item>
          </text:list>
        </text:list-item>
      </text:list>
      <text:h text:style-name="Heading_20_2" text:outline-level="2">Inventory</text:h>
      <text:list xml:id="list1591994555576690390" text:style-name="L10">
        <text:list-item>
          <text:p text:style-name="P10">Inventory operation logic exists on the network classes instead of gameobject components/scripts. Server/client respond differently, in particular, the server instantiates objects without a networkID before forwarding the rpc to the clients. The clients' inventory operation method should not be called for non-instantiated objects, but discards such objects if for some reason it does get called.</text:p>
        </text:list-item>
        <text:list-item>
          <text:p text:style-name="P10">Should inventory items be kept in the instantiated network list?</text:p>
        </text:list-item>
      </text:list>
      <text:h text:style-name="Heading_20_1" text:outline-level="1">TODO</text:h>
      <text:list xml:id="list4206592753725422465" text:style-name="L11">
        <text:list-item>
          <text:p text:style-name="P11">Combine spritecomponent and bodycomponent</text:p>
        </text:list-item>
      </text:list>
      <text:list xml:id="list6825632806416042844" text:style-name="L12">
        <text:list-item>
          <text:p text:style-name="P12"><text:soft-page-break/>Combine block and entity atlases so I can draw blocks as entities.</text:p>
        </text:list-item>
      </text:list>
      <text:list xml:id="list1630256621894022286" text:style-name="L13">
        <text:list-item>
          <text:p text:style-name="P13">Add a current depth variable to the engine's MouseOver token so I don't have to calculate previous mouseover object's depth each time I check it against a new mouseover candidate.</text:p>
        </text:list-item>
      </text:list>
      <text:list xml:id="list7992182948056510995" text:style-name="L14">
        <text:list-item>
          <text:p text:style-name="P14">(0,0) at block corner instead of center?</text:p>
        </text:list-item>
      </text:list>
      <text:list xml:id="list4001028369465308799" text:style-name="L15">
        <text:list-item>
          <text:p text:style-name="P15">Specific jumping animation</text:p>
        </text:list-item>
        <text:list-item>
          <text:p text:style-name="P15">Seathe/Unseathe weapon/tool</text:p>
          <text:list>
            <text:list-item>
              <text:p text:style-name="P15">Maybe a separate weapons component that does that?</text:p>
              <text:list>
                <text:list-item>
                  <text:p text:style-name="P15">Will the weapons component contain the weapon slots?</text:p>
                  <text:list>
                    <text:list-item>
                      <text:p text:style-name="P15">Should all equipment slots be in a different component? For example, feet and leg slots in a Feet component, weapons tools hauling in a hand component etc. ?</text:p>
                    </text:list-item>
                  </text:list>
                </text:list-item>
              </text:list>
            </text:list-item>
          </text:list>
        </text:list-item>
        <text:list-item>
          <text:p text:style-name="P15">Find better way to automate inventory/slot changes event posting.</text:p>
        </text:list-item>
        <text:list-item>
          <text:p text:style-name="P15">Programmaticaly create sprites (blueprint icons, different materials)</text:p>
        </text:list-item>
        <text:list-item>
          <text:p text:style-name="P15">Spawned blocks as objects (when thrown or falling) that become normal blocks when stopping moving.</text:p>
        </text:list-item>
        <text:list-item>
          <text:p text:style-name="P15">Lock gameobjectslots under certain conditions (like during a drag&amp;drop operation).</text:p>
        </text:list-item>
        <text:list-item>
          <text:p text:style-name="P15">Make throwing range depend on item weight and actor strength.</text:p>
        </text:list-item>
        <text:list-item>
          <text:p text:style-name="P15">Make AI combine haulable object to stacks before bringing them to stockpile.</text:p>
        </text:list-item>
      </text:list>
      <text:h text:style-name="Heading_20_2" text:outline-level="2">Shaders</text:h>
      <text:list xml:id="list2151622067421098541" text:style-name="L16">
        <text:list-item>
          <text:p text:style-name="P16">Calculate depth in shader?</text:p>
          <text:list>
            <text:list-item>
              <text:p text:style-name="P16">No cause I use it for mouse picking anyway.</text:p>
            </text:list-item>
          </text:list>
        </text:list-item>
        <text:list-item>
          <text:p text:style-name="P16">Depth of field for distinguishing blocks that are too close or too far.</text:p>
        </text:list-item>
      </text:list>
      <text:h text:style-name="Heading_20_2" text:outline-level="2">Network</text:h>
      <text:list xml:id="list1754635778141480388" text:style-name="L17">
        <text:list-item>
          <text:p text:style-name="P17">Combine multiple packets into one.</text:p>
        </text:list-item>
      </text:list>
      <text:h text:style-name="Heading_20_2" text:outline-level="2">Crafting</text:h>
      <text:list xml:id="list35465881" text:continue-list="list4001028369465308799" text:style-name="L15">
        <text:list-item>
          <text:p text:style-name="P15">Higher intelligence gives a bigger capacity for memorized blueprints, higher crafting skill makes memorized blueprints take less memory space. (And maybe something that changes the threshold memory of specific bluprints in order to recall them)</text:p>
        </text:list-item>
        <text:list-item>
          <text:p text:style-name="P15">Blueprint for blueprints: The required material is an existing blueprint, and the outcome is a copy of it. Skilled craftsmen (who has the blueprint memorised), can draft blueprints without requiring an existing blueprint as a prototype.</text:p>
        </text:list-item>
      </text:list>
      <text:h text:style-name="Heading_20_2" text:outline-level="2">Gameplay</text:h>
      <text:list xml:id="list3959970639141851482" text:style-name="L18">
        <text:list-item>
          <text:p text:style-name="P18">Chance when walking on grass to convert it to dirt.</text:p>
        </text:list-item>
      </text:list>
      <text:h text:style-name="Heading_20_2" text:outline-level="2">Saving/Loading</text:h>
      <text:list xml:id="list8161471268928990653" text:style-name="L19">
        <text:list-item>
          <text:p text:style-name="P19">Spawn objects programmaticaly according to their parent. If they have a parent, spawn them <text:soft-page-break/>in the saved child index slot of their parent, if they don't, spawn them in world coordinates.</text:p>
        </text:list-item>
        <text:list-item>
          <text:p text:style-name="P19">Reduce amount of block data that get saved.</text:p>
        </text:list-item>
      </text:list>
      <text:h text:style-name="Heading_20_2" text:outline-level="2">Graphics</text:h>
      <text:list xml:id="list2807304307677017451" text:style-name="L20">
        <text:list-item>
          <text:p text:style-name="P20">Draw brighter sprite instead of highlight sprite for block selection.</text:p>
        </text:list-item>
      </text:list>
      <text:h text:style-name="Heading_20_2" text:outline-level="2">Polish</text:h>
      <text:h text:style-name="Heading_20_3" text:outline-level="3">UI</text:h>
      <text:list xml:id="list7308201485716684901" text:style-name="L21">
        <text:list-item>
          <text:p text:style-name="P21">Green tick mark on complete materials on construction tooltip</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H12M4S</meta:editing-duration>
    <meta:editing-cycles>56</meta:editing-cycles>
    <meta:generator>OpenOffice/4.1.1$Win32 OpenOffice.org_project/411m6$Build-9775</meta:generator>
    <dc:date>2016-01-17T15:28:28.72</dc:date>
    <meta:document-statistic meta:table-count="0" meta:image-count="0" meta:object-count="0" meta:page-count="4" meta:paragraph-count="77" meta:word-count="1043" meta:character-count="6210"/>
    <meta:user-defined meta:name="Info 1"/>
    <meta:user-defined meta:name="Info 2"/>
    <meta:user-defined meta:name="Info 3"/>
    <meta:user-defined meta:name="Info 4"/>
  </office:meta>
</office:document-meta>
</file>